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05cm" fo:min-width="9.05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05cm" fo:min-width="8.754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.376cm" fo:min-width="3.2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eeee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6pt" style:font-size-asian="18pt" style:font-size-complex="18pt"/>
    </style:style>
    <style:style style:name="P5" style:family="paragraph">
      <loext:graphic-properties draw:fill-color="#dddddd"/>
      <style:paragraph-properties fo:text-align="center"/>
      <style:text-properties fo:color="#000099" fo:font-size="16pt" style:font-size-asian="18pt" style:font-size-complex="18pt"/>
    </style:style>
    <style:style style:name="T1" style:family="text">
      <style:text-properties fo:color="#eeeeee"/>
    </style:style>
    <style:style style:name="T2" style:family="text">
      <style:text-properties fo:color="#000099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7cm" svg:height="1.501cm" svg:x="2.1cm" svg:y="1.199cm">
          <text:p text:style-name="P1"><text:span text:style-name="T1">Gesellschaf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8.274cm" svg:y1="5.7cm" svg:x2="5.7cm" svg:y2="5.728cm">
          <text:p/>
        </draw:line>
        <draw:custom-shape draw:style-name="gr3" draw:text-style-name="P2" draw:layer="layout" svg:width="9.4cm" svg:height="1.501cm" svg:x="2.2cm" svg:y="11.3cm">
          <text:p text:style-name="P1"><text:span text:style-name="T1">Energie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7.1cm" svg:y1="9.4cm" svg:x2="7.1cm" svg:y2="10.9cm">
          <text:p/>
        </draw:line>
        <draw:line draw:style-name="gr2" draw:text-style-name="P3" draw:layer="layout" svg:x1="10.8cm" svg:y1="3cm" svg:x2="10.8cm" svg:y2="4.6cm">
          <text:p/>
        </draw:line>
        <draw:custom-shape draw:style-name="gr4" draw:text-style-name="P5" draw:layer="layout" svg:width="3.9cm" svg:height="1.8cm" svg:x="5.1cm" svg:y="7.5cm">
          <text:p text:style-name="P4"><text:span text:style-name="T2">Technischer</text:span></text:p>
          <text:p text:style-name="P4"><text:span text:style-name="T2">Fortschrit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cm" svg:height="1.8cm" svg:x="1cm" svg:y="4.8cm">
          <text:p text:style-name="P4"><text:span text:style-name="T2">Energie</text:span></text:p>
          <text:p text:style-name="P4"><text:span text:style-name="T2">Nachf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cm" svg:height="1.8cm" svg:x="9cm" svg:y="4.8cm">
          <text:p text:style-name="P4"><text:span text:style-name="T2">Regulieru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3cm" svg:y1="7cm" svg:x2="3cm" svg:y2="10.9cm">
          <text:p/>
        </draw:line>
        <draw:line draw:style-name="gr2" draw:text-style-name="P3" draw:layer="layout" svg:x1="3cm" svg:y1="3cm" svg:x2="3cm" svg:y2="4.6cm">
          <text:p/>
        </draw:line>
        <draw:line draw:style-name="gr2" draw:text-style-name="P3" draw:layer="layout" svg:x1="10.9cm" svg:y1="7.2cm" svg:x2="10.9cm" svg:y2="11.1cm">
          <text:p/>
        </draw:line>
        <draw:line draw:style-name="gr2" draw:text-style-name="P3" draw:layer="layout" svg:x1="7cm" svg:y1="3.1cm" svg:x2="7cm" svg:y2="4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7T09:17:23.131391386</meta:creation-date>
    <dc:date>2018-04-07T11:02:03.184770771</dc:date>
    <meta:editing-duration>PT1H34M29S</meta:editing-duration>
    <meta:editing-cycles>2</meta:editing-cycles>
    <meta:generator>LibreOffice/5.1.6.2$Linux_X86_64 LibreOffice_project/10m0$Build-2</meta:generator>
    <meta:document-statistic meta:object-count="12"/>
  </office:meta>
</office:document-meta>
</file>